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0.677333333333333cm" style:use-optimal-column-width="true"/>
    </style:style>
    <style:style style:name="co3" style:family="table-column">
      <style:table-column-properties fo:break-before="auto" style:column-width="0.656166666666667cm" style:use-optimal-column-width="true"/>
    </style:style>
    <style:style style:name="co4" style:family="table-column">
      <style:table-column-properties fo:break-before="auto" style:column-width="1.69333333333333cm" style:use-optimal-column-width="true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8.67833333333333cm" style:use-optimal-column-width="true"/>
    </style:style>
    <style:style style:name="co7" style:family="table-column">
      <style:table-column-properties fo:break-before="auto" style:column-width="4.97416666666667cm" style:use-optimal-column-width="true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e</text:p>
          </table:table-cell>
          <table:table-cell office:value-type="string" table:style-name="ce2">
            <text:p>fre</text:p>
          </table:table-cell>
          <table:table-cell office:value-type="string" table:style-name="ce2">
            <text:p>gm</text:p>
          </table:table-cell>
          <table:table-cell office:value-type="string" table:style-name="ce2">
            <text:p>tipo1</text:p>
          </table:table-cell>
          <table:table-cell office:value-type="string" table:style-name="ce2">
            <text:p>tipo2</text:p>
          </table:table-cell>
          <table:table-cell office:value-type="string" table:style-name="ce2">
            <text:p>pokemon</text:p>
          </table:table-cell>
          <table:table-cell office:value-type="string" table:style-name="ce2">
            <text:p>metodocambio</text:p>
          </table:table-cell>
          <table:table-cell office:value-type="string" table:style-name="ce2">
            <text:p>tipo1fr1</text:p>
          </table:table-cell>
          <table:table-cell office:value-type="string" table:style-name="ce2">
            <text:p>tipo2fr1</text:p>
          </table:table-cell>
          <table:table-cell office:value-type="string" table:style-name="ce2">
            <text:p>fr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ulbasa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Ivysa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usaur</text:p>
          </table:table-cell>
          <table:table-cell office:value-type="string" table:style-name="ce1">
            <text:p>Con Venusaurit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Mega-Venusaur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usaur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man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mel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harizard</text:p>
          </table:table-cell>
          <table:table-cell office:value-type="string" table:style-name="ce1">
            <text:p>Con Charizardita X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Mega-Charizard X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harizard</text:p>
          </table:table-cell>
          <table:table-cell office:value-type="string" table:style-name="ce1">
            <text:p>Con Charizardita Y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Charizard Y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harizard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quir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rtor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astoise</text:p>
          </table:table-cell>
          <table:table-cell office:value-type="string" table:style-name="ce1">
            <text:p>Con Blastoisit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Blastoise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astoise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terp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p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utterfree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Wee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Kak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eedrill</text:p>
          </table:table-cell>
          <table:table-cell office:value-type="string" table:style-name="ce1">
            <text:p>Con Beedrillit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Mega-Beedrill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g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geo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geot</text:p>
          </table:table-cell>
          <table:table-cell office:value-type="string" table:style-name="ce1">
            <text:p>Con Pidgeoti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Pidgeot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tica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pea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ea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k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b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ra Original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ra Hoenn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ra Sinnoh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ra Teselia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ra Kalos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ra Alola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ra Companero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ra Trotamundos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queta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quera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istocrata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perstar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mascarada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i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dshr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dsl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an (Hembr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ido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an (Mach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dor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ido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ai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ulp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net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Jigglyp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Wigglyt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Zu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ol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Odd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l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ileplu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a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arase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on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om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g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gt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th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s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ydu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du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k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mea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wlit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an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wa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whir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oliwra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d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akazam</text:p>
          </table:table-cell>
          <table:table-cell office:value-type="string" table:style-name="ce1">
            <text:p>Con Alakazami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Alakazam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o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amp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ellsprou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Weepinb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ictreeb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entaco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entacr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eodu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rave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ol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ny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pid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po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bro</text:p>
          </table:table-cell>
          <table:table-cell office:value-type="string" table:style-name="ce1">
            <text:p>Con Slowbronit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Slowbro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agnem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agne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arfetch´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odu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od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Dewg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i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loys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ast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Hau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engar</text:p>
          </table:table-cell>
          <table:table-cell office:value-type="string" table:style-name="ce1">
            <text:p>Con Gengari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Mega-Gengar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engar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owz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yp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ab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gler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tor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o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Exeggcu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Exeggu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b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ow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orma De Alola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monl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monch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ckitu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ff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eez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hyho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hy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ns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ge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ngaskhan</text:p>
          </table:table-cell>
          <table:table-cell office:value-type="string" table:style-name="ce1">
            <text:p>Con Kangaskhani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Kangaskhan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s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ad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ld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a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ary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tar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r. Mi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cyth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Jyn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a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m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sir</text:p>
          </table:table-cell>
          <table:table-cell office:value-type="string" table:style-name="ce1">
            <text:p>Con Pinsirit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Pinsir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u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Paldea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ika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yarados</text:p>
          </table:table-cell>
          <table:table-cell office:value-type="string" table:style-name="ce1">
            <text:p>Con Gyaradosit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ega-Gyarados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Lapras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vee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por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olt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r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y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Omany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Omas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erodactyl</text:p>
          </table:table-cell>
          <table:table-cell office:value-type="string" table:style-name="ce1">
            <text:p>Con Aerodactylit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Aerodactyl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orlax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ticu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Zap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lt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ti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wtwo</text:p>
          </table:table-cell>
          <table:table-cell office:value-type="string" table:style-name="ce1">
            <text:p>Con Mewtwoita X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Mewtwo X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wtwo</text:p>
          </table:table-cell>
          <table:table-cell office:value-type="string" table:style-name="ce1">
            <text:p>Con Mewtwoita Y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Mewtwo Y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kor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lee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ni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yndaqu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ila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phlo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t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ocona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raligat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tr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r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otho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ctow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edyb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ed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pinar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ria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ro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Chinch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antu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eff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Igglyb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gep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ge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at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Xat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e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a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pharos</text:p>
          </table:table-cell>
          <table:table-cell office:value-type="string" table:style-name="ce1">
            <text:p>Con Ampharosit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Mega-Ampharos</text:p>
          </table:table-cell>
          <table:table-cell table:number-columns-repeated="1637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loss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zuma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dowoo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ito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pp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kipl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Jumpl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ip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ke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fl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Yan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Woo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orma De Paldea</text:p>
          </table:table-cell>
          <table:table-cell table:number-columns-repeated="16373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Quags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mbr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urk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low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dreav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gno !</text:p>
          </table:table-cell>
          <table:table-cell table:number-columns-repeated="16373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bbuff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rafar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e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ret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nspar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li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teelix</text:p>
          </table:table-cell>
          <table:table-cell office:value-type="string" table:style-name="ce1">
            <text:p>Con Steelixi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ega-Steelix</text:p>
          </table:table-cell>
          <table:table-cell table:number-columns-repeated="16373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ubb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anb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Qwilf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cizor</text:p>
          </table:table-cell>
          <table:table-cell office:value-type="string" table:style-name="ce1">
            <text:p>Con Scizorit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ega-Scizor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huck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Heracross</text:p>
          </table:table-cell>
          <table:table-cell office:value-type="string" table:style-name="ce1">
            <text:p>Con Heracrossit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Heracross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neas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ddiur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ar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u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Magc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winu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ilosw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Cors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mora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ctill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elibi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nt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karmo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Houndo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Houndoom</text:p>
          </table:table-cell>
          <table:table-cell office:value-type="string" table:style-name="ce1">
            <text:p>Con Houndoomi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Mega-Houndoom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Kingd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hanp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nph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ygon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ant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earg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rog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mont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mooch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ta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iss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ik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te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icu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Larvi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upi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Tyranitar</text:p>
          </table:table-cell>
          <table:table-cell office:value-type="string" table:style-name="ce1">
            <text:p>Con Tyranitarit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ega-Tyranitar</text:p>
          </table:table-cell>
          <table:table-cell table:number-columns-repeated="16373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-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ele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ec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vy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eptile</text:p>
          </table:table-cell>
          <table:table-cell office:value-type="string" table:style-name="ce1">
            <text:p>Con Sceptilit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Mega-Sceptile</text:p>
          </table:table-cell>
          <table:table-cell table:number-columns-repeated="16373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ch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ombus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laziken</text:p>
          </table:table-cell>
          <table:table-cell office:value-type="string" table:style-name="ce1">
            <text:p>Con Blazikeni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Blaziken</text:p>
          </table:table-cell>
          <table:table-cell table:number-columns-repeated="16373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dk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arshto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wampert</text:p>
          </table:table-cell>
          <table:table-cell office:value-type="string" table:style-name="ce1">
            <text:p>Con Swampertit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ega-Swampert</text:p>
          </table:table-cell>
          <table:table-cell table:number-columns-repeated="16373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ochy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ghty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igzag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no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urmp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c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eautif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sc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to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ot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omb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dico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ed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uzlea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hift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ail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ell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Wing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eli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Ral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Kir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ardevoir</text:p>
          </table:table-cell>
          <table:table-cell office:value-type="string" table:style-name="ce1">
            <text:p>Con Gardevoiri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Gardevoir</text:p>
          </table:table-cell>
          <table:table-cell table:number-columns-repeated="16373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ursk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squer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room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rel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ak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gor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a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inc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inja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hedin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ism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ud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xplou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kuh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riya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zu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sep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i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lca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ableye</text:p>
          </table:table-cell>
          <table:table-cell office:value-type="string" table:style-name="ce1">
            <text:p>Con Sableyni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Mega-Sableye</text:p>
          </table:table-cell>
          <table:table-cell table:number-columns-repeated="16373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awile</text:p>
          </table:table-cell>
          <table:table-cell office:value-type="string" table:style-name="ce1">
            <text:p>Con Mawili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Mawile</text:p>
          </table:table-cell>
          <table:table-cell table:number-columns-repeated="16373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Lai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gron</text:p>
          </table:table-cell>
          <table:table-cell office:value-type="string" table:style-name="ce1">
            <text:p>Con Aggroni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Aggron</text:p>
          </table:table-cell>
          <table:table-cell table:number-columns-repeated="16373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dit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dicham</text:p>
          </table:table-cell>
          <table:table-cell office:value-type="string" table:style-name="ce1">
            <text:p>Con Medicham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Medicham</text:p>
          </table:table-cell>
          <table:table-cell table:number-columns-repeated="16373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ectric</text:p>
          </table:table-cell>
          <table:table-cell office:value-type="string" table:style-name="ce1">
            <text:p>Con Manectric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Manectric</text:p>
          </table:table-cell>
          <table:table-cell table:number-columns-repeated="16373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us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be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llum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lp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wal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Carvan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harpedo</text:p>
          </table:table-cell>
          <table:table-cell office:value-type="string" table:style-name="ce1">
            <text:p>Con Sharpedonit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ega-Sharpedo</text:p>
          </table:table-cell>
          <table:table-cell table:number-columns-repeated="16373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il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ilo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um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Camerupt</text:p>
          </table:table-cell>
          <table:table-cell office:value-type="string" table:style-name="ce1">
            <text:p>Con Camerupti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ega-Camerupt</text:p>
          </table:table-cell>
          <table:table-cell table:number-columns-repeated="16373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ko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o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ump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i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pin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ibra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ly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cn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Cactur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ab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ltaria</text:p>
          </table:table-cell>
          <table:table-cell office:value-type="string" table:style-name="ce1">
            <text:p>Con Altariani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Altaria</text:p>
          </table:table-cell>
          <table:table-cell table:number-columns-repeated="16373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ngoo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vi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nat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olr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Barbo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Whisc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ph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Crawda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alto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Clayd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ile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radi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nori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rmal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eb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o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stform</text:p>
          </table:table-cell>
          <table:table-cell office:value-type="string" table:style-name="ce1">
            <text:p>Conocer Prediccion + Solead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Sol</text:p>
          </table:table-cell>
          <table:table-cell table:number-columns-repeated="16373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stform</text:p>
          </table:table-cell>
          <table:table-cell office:value-type="string" table:style-name="ce1">
            <text:p>Conocer Prediccion + Lluvios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Lluvia</text:p>
          </table:table-cell>
          <table:table-cell table:number-columns-repeated="16373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stform</text:p>
          </table:table-cell>
          <table:table-cell office:value-type="string" table:style-name="ce1">
            <text:p>Conocer Prediccion + Nevad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Nieve</text:p>
          </table:table-cell>
          <table:table-cell table:number-columns-repeated="16373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cl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upp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ette</text:p>
          </table:table-cell>
          <table:table-cell office:value-type="string" table:style-name="ce1">
            <text:p>Con Banetti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Banette</text:p>
          </table:table-cell>
          <table:table-cell table:number-columns-repeated="16373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k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cl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rop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me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bsol</text:p>
          </table:table-cell>
          <table:table-cell office:value-type="string" table:style-name="ce1">
            <text:p>Con Absoli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Absol</text:p>
          </table:table-cell>
          <table:table-cell table:number-columns-repeated="16373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ynau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or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lie</text:p>
          </table:table-cell>
          <table:table-cell office:value-type="string" table:style-name="ce1">
            <text:p>Con Glali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ga-Glalie</text:p>
          </table:table-cell>
          <table:table-cell table:number-columns-repeated="16373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phe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ea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Walre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mper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unta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eby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elican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vdis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alamence</text:p>
          </table:table-cell>
          <table:table-cell office:value-type="string" table:style-name="ce1">
            <text:p>Con Salamenci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Salamence</text:p>
          </table:table-cell>
          <table:table-cell table:number-columns-repeated="16373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eld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t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tagross</text:p>
          </table:table-cell>
          <table:table-cell office:value-type="string" table:style-name="ce1">
            <text:p>Con Metagrossi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Metagross</text:p>
          </table:table-cell>
          <table:table-cell table:number-columns-repeated="16373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r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ste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atias</text:p>
          </table:table-cell>
          <table:table-cell office:value-type="string" table:style-name="ce1">
            <text:p>Con Latiasi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Latias</text:p>
          </table:table-cell>
          <table:table-cell table:number-columns-repeated="16373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atios</text:p>
          </table:table-cell>
          <table:table-cell office:value-type="string" table:style-name="ce1">
            <text:p>Con Latiosi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ega-Latios</text:p>
          </table:table-cell>
          <table:table-cell table:number-columns-repeated="16373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ogre</text:p>
          </table:table-cell>
          <table:table-cell office:value-type="string" table:style-name="ce1">
            <text:p>Con Prisma Azu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Primigenia</text:p>
          </table:table-cell>
          <table:table-cell table:number-columns-repeated="16373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udon</text:p>
          </table:table-cell>
          <table:table-cell office:value-type="string" table:style-name="ce1">
            <text:p>Con Prisma Roj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Primigenia</text:p>
          </table:table-cell>
          <table:table-cell table:number-columns-repeated="16373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ayquaza</text:p>
          </table:table-cell>
          <table:table-cell office:value-type="string" table:style-name="ce1">
            <text:p>Conocer Ascenso Dra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ga-Rayquaza</text:p>
          </table:table-cell>
          <table:table-cell table:number-columns-repeated="16373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Jira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oxys</text:p>
          </table:table-cell>
          <table:table-cell office:value-type="string" table:style-name="ce1">
            <text:p>Tocar Meteorit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Ataque</text:p>
          </table:table-cell>
          <table:table-cell table:number-columns-repeated="16373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oxys</text:p>
          </table:table-cell>
          <table:table-cell office:value-type="string" table:style-name="ce1">
            <text:p>Tocar Meteorit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fensa</text:p>
          </table:table-cell>
          <table:table-cell table:number-columns-repeated="16373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oxys</text:p>
          </table:table-cell>
          <table:table-cell office:value-type="string" table:style-name="ce1">
            <text:p>Tocar Meteorit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Velocidad</text:p>
          </table:table-cell>
          <table:table-cell table:number-columns-repeated="16373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urtw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Tort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mch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onfer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Inferna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pl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npl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mpol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tar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tarav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tarap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doo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bar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icket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ricketu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n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x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xr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ud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sera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ani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mpard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hiel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Bastio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rmy</text:p>
          </table:table-cell>
          <table:table-cell office:value-type="string" table:style-name="ce1">
            <text:p>Combatir En Hierva Alta, Bosques o Aire Libre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onco Planta</text:p>
          </table:table-cell>
          <table:table-cell table:number-columns-repeated="16373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rmy</text:p>
          </table:table-cell>
          <table:table-cell office:value-type="string" table:style-name="ce1">
            <text:p>Combatir En Cuevas, Playas o Arboles Con Mie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onco Arena</text:p>
          </table:table-cell>
          <table:table-cell table:number-columns-repeated="16373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rmy</text:p>
          </table:table-cell>
          <table:table-cell office:value-type="string" table:style-name="ce1">
            <text:p>Combatir Dentro De Edificios o Construccione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onco Basura</text:p>
          </table:table-cell>
          <table:table-cell table:number-columns-repeated="16373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rmadam</text:p>
          </table:table-cell>
          <table:table-cell office:value-type="string" table:style-name="ce1">
            <text:p>Si Ha Combatido En Hierva Alta, Bosques o Aire Libre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ronco Planta</text:p>
          </table:table-cell>
          <table:table-cell table:number-columns-repeated="16373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rmadam</text:p>
          </table:table-cell>
          <table:table-cell office:value-type="string" table:style-name="ce1">
            <text:p>Si Ha Combatido En Cuevas, Playas o Arboles Con Miel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Tronco Arena</text:p>
          </table:table-cell>
          <table:table-cell table:number-columns-repeated="16373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rmadam</text:p>
          </table:table-cell>
          <table:table-cell office:value-type="string" table:style-name="ce1">
            <text:p>Si Ha Combatido Dentro De Edificios o Construccione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ronco Basura</text:p>
          </table:table-cell>
          <table:table-cell table:number-columns-repeated="16373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hi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omb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espiqu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chiri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iz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atz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ru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rrim</text:p>
          </table:table-cell>
          <table:table-cell office:value-type="string" table:style-name="ce1">
            <text:p>Sin Clima Solead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Encapotado</text:p>
          </table:table-cell>
          <table:table-cell table:number-columns-repeated="16373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rrim</text:p>
          </table:table-cell>
          <table:table-cell office:value-type="string" table:style-name="ce1">
            <text:p>Con Clima Solead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Soleado</text:p>
          </table:table-cell>
          <table:table-cell table:number-columns-repeated="16373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los</text:p>
          </table:table-cell>
          <table:table-cell office:value-type="string" table:style-name="ce1">
            <text:p>Nacer En El Est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Este</text:p>
          </table:table-cell>
          <table:table-cell table:number-columns-repeated="16373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los</text:p>
          </table:table-cell>
          <table:table-cell office:value-type="string" table:style-name="ce1">
            <text:p>Nacer En El Oest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Oeste</text:p>
          </table:table-cell>
          <table:table-cell table:number-columns-repeated="16373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strodon</text:p>
          </table:table-cell>
          <table:table-cell office:value-type="string" table:style-name="ce1">
            <text:p>Nacer En El Est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orma Este</text:p>
          </table:table-cell>
          <table:table-cell table:number-columns-repeated="16373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strodon</text:p>
          </table:table-cell>
          <table:table-cell office:value-type="string" table:style-name="ce1">
            <text:p>Nacer En El Oest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orma Oeste</text:p>
          </table:table-cell>
          <table:table-cell table:number-columns-repeated="16373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bip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ifl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ifbli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nea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punny</text:p>
          </table:table-cell>
          <table:table-cell office:value-type="string" table:style-name="ce1">
            <text:p>Con Lopunni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Lopunny</text:p>
          </table:table-cell>
          <table:table-cell table:number-columns-repeated="16373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smag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onchkr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me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rug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ng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tunk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kunta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ronz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ronz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ns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ime Jr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ppi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hat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piritom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i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b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Garchomp</text:p>
          </table:table-cell>
          <table:table-cell office:value-type="string" table:style-name="ce1">
            <text:p>Con Garchompi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ega-Garchomp</text:p>
          </table:table-cell>
          <table:table-cell table:number-columns-repeated="16373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nchl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io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Luc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ppopo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ppow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korup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p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roagu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Toxicro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niv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nn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min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nty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nov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bomasnow</text:p>
          </table:table-cell>
          <table:table-cell office:value-type="string" table:style-name="ce1">
            <text:p>Con Abomasnowit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Mega-Abomasnow</text:p>
          </table:table-cell>
          <table:table-cell table:number-columns-repeated="16373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Weav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agnez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ckilick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hyperi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grow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iv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mor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geki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Yanm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af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c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lisc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Mamosw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rygon-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Gallade</text:p>
          </table:table-cell>
          <table:table-cell office:value-type="string" table:style-name="ce1">
            <text:p>Con Galladit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Mega-Gallade</text:p>
          </table:table-cell>
          <table:table-cell table:number-columns-repeated="16373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robop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skno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ros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otom</text:p>
          </table:table-cell>
          <table:table-cell office:value-type="string" table:style-name="ce1">
            <text:p>Poner A Rotom En Un Horno Microondas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orma Calor</text:p>
          </table:table-cell>
          <table:table-cell table:number-columns-repeated="16373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otom</text:p>
          </table:table-cell>
          <table:table-cell office:value-type="string" table:style-name="ce1">
            <text:p>Poner A Rotom En Una Lavador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orma Lavado</text:p>
          </table:table-cell>
          <table:table-cell table:number-columns-repeated="16373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otom</text:p>
          </table:table-cell>
          <table:table-cell office:value-type="string" table:style-name="ce1">
            <text:p>Poner A Rotom En Una Never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orma Frio</text:p>
          </table:table-cell>
          <table:table-cell table:number-columns-repeated="16373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otom</text:p>
          </table:table-cell>
          <table:table-cell office:value-type="string" table:style-name="ce1">
            <text:p>Poner A Rotom En Un Ventilad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Ventilador</text:p>
          </table:table-cell>
          <table:table-cell table:number-columns-repeated="16373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otom</text:p>
          </table:table-cell>
          <table:table-cell office:value-type="string" table:style-name="ce1">
            <text:p>Poner A Rotom En Un Cortacesped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Corte</text:p>
          </table:table-cell>
          <table:table-cell table:number-columns-repeated="16373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x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spr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zel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ialga</text:p>
          </table:table-cell>
          <table:table-cell office:value-type="string" table:style-name="ce1">
            <text:p>Usar Gran Diamanesfe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orma Origen H</text:p>
          </table:table-cell>
          <table:table-cell table:number-columns-repeated="16373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Palkia</text:p>
          </table:table-cell>
          <table:table-cell office:value-type="string" table:style-name="ce1">
            <text:p>Usar Gran Lustresfer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orma Origen H</text:p>
          </table:table-cell>
          <table:table-cell table:number-columns-repeated="16373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eatr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gi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ratina</text:p>
          </table:table-cell>
          <table:table-cell office:value-type="string" table:style-name="ce1">
            <text:p>Usar Gran Giroesfe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orma Modificada</text:p>
          </table:table-cell>
          <table:table-cell table:number-columns-repeated="16373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ratina</text:p>
          </table:table-cell>
          <table:table-cell office:value-type="string" table:style-name="ce1">
            <text:p>Usar Gran Giroesfe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orma Origen</text:p>
          </table:table-cell>
          <table:table-cell table:number-columns-repeated="16373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sse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hi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ap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rkr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ymin</text:p>
          </table:table-cell>
          <table:table-cell office:value-type="string" table:style-name="ce1">
            <text:p>Usar Gracide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Tierra</text:p>
          </table:table-cell>
          <table:table-cell table:number-columns-repeated="16373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ymin</text:p>
          </table:table-cell>
          <table:table-cell office:value-type="string" table:style-name="ce1">
            <text:p>Usar Gracide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Cielo</text:p>
          </table:table-cell>
          <table:table-cell table:number-columns-repeated="16373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Fuerte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Lucha</text:p>
          </table:table-cell>
          <table:table-cell table:number-columns-repeated="16373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Ciel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Volador</text:p>
          </table:table-cell>
          <table:table-cell table:number-columns-repeated="16373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Toxic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Veneno</text:p>
          </table:table-cell>
          <table:table-cell table:number-columns-repeated="16373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Terrax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Tierra</text:p>
          </table:table-cell>
          <table:table-cell table:number-columns-repeated="16373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Petre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Roca</text:p>
          </table:table-cell>
          <table:table-cell table:number-columns-repeated="16373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Bich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Bicho</text:p>
          </table:table-cell>
          <table:table-cell table:number-columns-repeated="16373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Terror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Fantasma</text:p>
          </table:table-cell>
          <table:table-cell table:number-columns-repeated="16373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Ace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Acero</text:p>
          </table:table-cell>
          <table:table-cell table:number-columns-repeated="16373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Lla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Fuego</text:p>
          </table:table-cell>
          <table:table-cell table:number-columns-repeated="16373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Linf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Agua</text:p>
          </table:table-cell>
          <table:table-cell table:number-columns-repeated="16373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Prad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Planta</text:p>
          </table:table-cell>
          <table:table-cell table:number-columns-repeated="16373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True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Electrico</text:p>
          </table:table-cell>
          <table:table-cell table:number-columns-repeated="16373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Ment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Psiquico</text:p>
          </table:table-cell>
          <table:table-cell table:number-columns-repeated="16373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Helad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Hielo</text:p>
          </table:table-cell>
          <table:table-cell table:number-columns-repeated="16373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Dra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Dragon</text:p>
          </table:table-cell>
          <table:table-cell table:number-columns-repeated="16373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Oscu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Siniestro</text:p>
          </table:table-cell>
          <table:table-cell table:number-columns-repeated="16373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ceus</text:p>
          </table:table-cell>
          <table:table-cell office:value-type="string" table:style-name="ce1">
            <text:p>Tabla Duende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Hada</text:p>
          </table:table-cell>
          <table:table-cell table:number-columns-repeated="16373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icti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niv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rv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rperi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epi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ign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mbo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shaw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w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mur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t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atch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llip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rd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outla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rrlo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ep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sa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misa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s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mis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po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mipo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shar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do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ranqu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Unfez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itz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ebstri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ggenr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d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li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Woo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oo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ilb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xcadr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udino</text:p>
          </table:table-cell>
          <table:table-cell office:value-type="string" table:style-name="ce1">
            <text:p>Con Audini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Audino</text:p>
          </table:table-cell>
          <table:table-cell table:number-columns-repeated="16373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mb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rd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nkeld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mpo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alpito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eismito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ro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w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ewad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wadl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eavan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Whirl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col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otton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Whimsico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il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llig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cu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Raya Roja</text:p>
          </table:table-cell>
          <table:table-cell table:number-columns-repeated="16373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cu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Raya Azul</text:p>
          </table:table-cell>
          <table:table-cell table:number-columns-repeated="16373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cu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ya Blanca</text:p>
          </table:table-cell>
          <table:table-cell table:number-columns-repeated="16373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San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Krokor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Krook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rum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armani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Normal</text:p>
          </table:table-cell>
          <table:table-cell table:number-columns-repeated="16373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armanitan</text:p>
          </table:table-cell>
          <table:table-cell office:value-type="string" table:style-name="ce1">
            <text:p>Tener Menos Del 50% De PS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odo Daruma</text:p>
          </table:table-cell>
          <table:table-cell table:number-columns-repeated="16373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armani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e Galar Modo Normal</text:p>
          </table:table-cell>
          <table:table-cell table:number-columns-repeated="16373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armanitan</text:p>
          </table:table-cell>
          <table:table-cell office:value-type="string" table:style-name="ce1">
            <text:p>Tener Menos Del 50% De PS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orma De Galar Modo Daruma</text:p>
          </table:table-cell>
          <table:table-cell table:number-columns-repeated="16373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ac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web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Crus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crag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craf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gilyp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ama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fagrig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Tirto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Carraco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ch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rche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ubb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rbodor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r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ro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n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th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thor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thite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los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o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unicl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uck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wa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ill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ill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illux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eerling</text:p>
          </table:table-cell>
          <table:table-cell office:value-type="string" table:style-name="ce1">
            <text:p>Si La Estacion Es Primave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Primavera</text:p>
          </table:table-cell>
          <table:table-cell table:number-columns-repeated="16373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eerling</text:p>
          </table:table-cell>
          <table:table-cell office:value-type="string" table:style-name="ce1">
            <text:p>Si La Estacion Es Vera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Verano</text:p>
          </table:table-cell>
          <table:table-cell table:number-columns-repeated="16373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eerling</text:p>
          </table:table-cell>
          <table:table-cell office:value-type="string" table:style-name="ce1">
            <text:p>Si La Estacion Es Oto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Otono</text:p>
          </table:table-cell>
          <table:table-cell table:number-columns-repeated="16373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eerling</text:p>
          </table:table-cell>
          <table:table-cell office:value-type="string" table:style-name="ce1">
            <text:p>Si La Estacion Es Invier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Invierno</text:p>
          </table:table-cell>
          <table:table-cell table:number-columns-repeated="16373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awsbuck</text:p>
          </table:table-cell>
          <table:table-cell office:value-type="string" table:style-name="ce1">
            <text:p>Si La Estacion Es Primave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Primavera</text:p>
          </table:table-cell>
          <table:table-cell table:number-columns-repeated="16373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awsbuck</text:p>
          </table:table-cell>
          <table:table-cell office:value-type="string" table:style-name="ce1">
            <text:p>Si La Estacion Es Vera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Verano</text:p>
          </table:table-cell>
          <table:table-cell table:number-columns-repeated="16373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awsbuck</text:p>
          </table:table-cell>
          <table:table-cell office:value-type="string" table:style-name="ce1">
            <text:p>Si La Estacion Es Oto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Otono</text:p>
          </table:table-cell>
          <table:table-cell table:number-columns-repeated="16373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awsbuck</text:p>
          </table:table-cell>
          <table:table-cell office:value-type="string" table:style-name="ce1">
            <text:p>Si La Estacion Es Invier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orma Invierno</text:p>
          </table:table-cell>
          <table:table-cell table:number-columns-repeated="16373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mol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rrabl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Escaval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oong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moongu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rill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Jellic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omom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Jolti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Galvant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erros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errotho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inkla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yna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lektri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elektro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gy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heey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itwi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amp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handel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xe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ax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xo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bch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yogon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elm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lg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tunfi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ma De Galar</text:p>
          </table:table-cell>
          <table:table-cell table:number-columns-repeated="16373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enf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ensh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uddi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Go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Golu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Pawni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Bisha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uffal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uff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Bravia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ulla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andi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atm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ur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e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Zweilo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ydrei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Larve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ca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obal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Terrak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iriz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nadus</text:p>
          </table:table-cell>
          <table:table-cell office:value-type="string" table:style-name="ce1">
            <text:p>Usar Espejo Veraz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Avatar</text:p>
          </table:table-cell>
          <table:table-cell table:number-columns-repeated="16373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nadus</text:p>
          </table:table-cell>
          <table:table-cell office:value-type="string" table:style-name="ce1">
            <text:p>Usar Espejo Veraz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Totem</text:p>
          </table:table-cell>
          <table:table-cell table:number-columns-repeated="16373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hundurus</text:p>
          </table:table-cell>
          <table:table-cell office:value-type="string" table:style-name="ce1">
            <text:p>Usar Espejo Veraz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Avatar</text:p>
          </table:table-cell>
          <table:table-cell table:number-columns-repeated="16373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hundurus</text:p>
          </table:table-cell>
          <table:table-cell office:value-type="string" table:style-name="ce1">
            <text:p>Usar Espejo Veraz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Totem</text:p>
          </table:table-cell>
          <table:table-cell table:number-columns-repeated="16373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Resh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Zekr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andorus</text:p>
          </table:table-cell>
          <table:table-cell office:value-type="string" table:style-name="ce1">
            <text:p>Usar Espejo Veraz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Avatar</text:p>
          </table:table-cell>
          <table:table-cell table:number-columns-repeated="16373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andorus</text:p>
          </table:table-cell>
          <table:table-cell office:value-type="string" table:style-name="ce1">
            <text:p>Usar Espejo Veraz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Totem</text:p>
          </table:table-cell>
          <table:table-cell table:number-columns-repeated="16373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Kyurem</text:p>
          </table:table-cell>
          <table:table-cell office:value-type="string" table:style-name="ce1">
            <text:p>Punta ADN + Reshiram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lanco (Forma Inactiva)</text:p>
          </table:table-cell>
          <table:table-cell table:number-columns-repeated="16373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Kyurem</text:p>
          </table:table-cell>
          <table:table-cell office:value-type="string" table:style-name="ce1">
            <text:p>Punta ADN + Zekrom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egro (Forma Inactiva)</text:p>
          </table:table-cell>
          <table:table-cell table:number-columns-repeated="16373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Kyurem</text:p>
          </table:table-cell>
          <table:table-cell office:value-type="string" table:style-name="ce1">
            <text:p>En Combate Kyurem Blanco (Forma Inactiva)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lanco (Forma Activa)</text:p>
          </table:table-cell>
          <table:table-cell table:number-columns-repeated="16373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Kyurem</text:p>
          </table:table-cell>
          <table:table-cell office:value-type="string" table:style-name="ce1">
            <text:p>En Combate Kyurem Negro (Forma Inactiva)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egro (Forma Activa)</text:p>
          </table:table-cell>
          <table:table-cell table:number-columns-repeated="16373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Keldeo</text:p>
          </table:table-cell>
          <table:table-cell office:value-type="string" table:style-name="ce1">
            <text:p>Conocer Sable Mistic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orma Brio</text:p>
          </table:table-cell>
          <table:table-cell table:number-columns-repeated="16373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oetta</text:p>
          </table:table-cell>
          <table:table-cell office:value-type="string" table:style-name="ce1">
            <text:p>Usar Canto Arca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orma Lirica</text:p>
          </table:table-cell>
          <table:table-cell table:number-columns-repeated="16373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oetta</text:p>
          </table:table-cell>
          <table:table-cell office:value-type="string" table:style-name="ce1">
            <text:p>Usar Canto Arca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orma Danza</text:p>
          </table:table-cell>
          <table:table-cell table:number-columns-repeated="16373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Genesect</text:p>
          </table:table-cell>
          <table:table-cell office:value-type="string" table:style-name="ce1">
            <text:p>Sin ROM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 ROM</text:p>
          </table:table-cell>
          <table:table-cell table:number-columns-repeated="16373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Genesect</text:p>
          </table:table-cell>
          <table:table-cell office:value-type="string" table:style-name="ce1">
            <text:p>HidroROM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droROM</text:p>
          </table:table-cell>
          <table:table-cell table:number-columns-repeated="16373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Genesect</text:p>
          </table:table-cell>
          <table:table-cell office:value-type="string" table:style-name="ce1">
            <text:p>FulgoROM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lgoROM</text:p>
          </table:table-cell>
          <table:table-cell table:number-columns-repeated="16373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Genesect</text:p>
          </table:table-cell>
          <table:table-cell office:value-type="string" table:style-name="ce1">
            <text:p>PiroROM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roROM</text:p>
          </table:table-cell>
          <table:table-cell table:number-columns-repeated="16373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Genesect</text:p>
          </table:table-cell>
          <table:table-cell office:value-type="string" table:style-name="ce1">
            <text:p>CrioROM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ioROM</text:p>
          </table:table-cell>
          <table:table-cell table:number-columns-repeated="16373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sp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illad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hesnaugh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ennek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aix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elpho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oak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ogad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Greninja</text:p>
          </table:table-cell>
          <table:table-cell office:value-type="string" table:style-name="ce1">
            <text:p>Debilitar a Un Oponente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sh</text:p>
          </table:table-cell>
          <table:table-cell table:number-columns-repeated="16373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nnel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Diggers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letch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letchin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alonfla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atterbu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ew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Polar</text:p>
          </table:table-cell>
          <table:table-cell table:number-columns-repeated="16373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Taiga</text:p>
          </table:table-cell>
          <table:table-cell table:number-columns-repeated="16373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Tundra</text:p>
          </table:table-cell>
          <table:table-cell table:number-columns-repeated="16373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Continental</text:p>
          </table:table-cell>
          <table:table-cell table:number-columns-repeated="16373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Vergel</text:p>
          </table:table-cell>
          <table:table-cell table:number-columns-repeated="16373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Oriental</text:p>
          </table:table-cell>
          <table:table-cell table:number-columns-repeated="16373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Floral</text:p>
          </table:table-cell>
          <table:table-cell table:number-columns-repeated="16373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Moderno</text:p>
          </table:table-cell>
          <table:table-cell table:number-columns-repeated="16373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Marino</text:p>
          </table:table-cell>
          <table:table-cell table:number-columns-repeated="16373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Isleno</text:p>
          </table:table-cell>
          <table:table-cell table:number-columns-repeated="16373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Estepa</text:p>
          </table:table-cell>
          <table:table-cell table:number-columns-repeated="16373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Desierto</text:p>
          </table:table-cell>
          <table:table-cell table:number-columns-repeated="16373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Oasis</text:p>
          </table:table-cell>
          <table:table-cell table:number-columns-repeated="16373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Monzon</text:p>
          </table:table-cell>
          <table:table-cell table:number-columns-repeated="16373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Pantano</text:p>
          </table:table-cell>
          <table:table-cell table:number-columns-repeated="16373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Solar</text:p>
          </table:table-cell>
          <table:table-cell table:number-columns-repeated="16373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Oceano</text:p>
          </table:table-cell>
          <table:table-cell table:number-columns-repeated="16373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Capturar En Otro Pais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Jungla</text:p>
          </table:table-cell>
          <table:table-cell table:number-columns-repeated="16373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Evento Pokemon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Fantasia</text:p>
          </table:table-cell>
          <table:table-cell table:number-columns-repeated="16373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Vivillon</text:p>
          </table:table-cell>
          <table:table-cell office:value-type="string" table:style-name="ce1">
            <text:p>Evento Pokemon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otivo Poke Ball</text:p>
          </table:table-cell>
          <table:table-cell table:number-columns-repeated="16373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it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yro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be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marilla</text:p>
          </table:table-cell>
          <table:table-cell table:number-columns-repeated="16373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be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zul</text:p>
          </table:table-cell>
          <table:table-cell table:number-columns-repeated="16373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be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Blanca</text:p>
          </table:table-cell>
          <table:table-cell table:number-columns-repeated="16373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be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Naranja</text:p>
          </table:table-cell>
          <table:table-cell table:number-columns-repeated="16373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abe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Roja</text:p>
          </table:table-cell>
          <table:table-cell table:number-columns-repeated="16373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marilla</text:p>
          </table:table-cell>
          <table:table-cell table:number-columns-repeated="16373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zul</text:p>
          </table:table-cell>
          <table:table-cell table:number-columns-repeated="16373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Blanca</text:p>
          </table:table-cell>
          <table:table-cell table:number-columns-repeated="16373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Naranja</text:p>
          </table:table-cell>
          <table:table-cell table:number-columns-repeated="16373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Roja</text:p>
          </table:table-cell>
          <table:table-cell table:number-columns-repeated="16373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Eterna</text:p>
          </table:table-cell>
          <table:table-cell table:number-columns-repeated="16373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g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marilla</text:p>
          </table:table-cell>
          <table:table-cell table:number-columns-repeated="16373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g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Azul</text:p>
          </table:table-cell>
          <table:table-cell table:number-columns-repeated="16373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g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Blanca</text:p>
          </table:table-cell>
          <table:table-cell table:number-columns-repeated="16373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g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Naranja</text:p>
          </table:table-cell>
          <table:table-cell table:number-columns-repeated="16373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g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 Roja</text:p>
          </table:table-cell>
          <table:table-cell table:number-columns-repeated="16373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id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go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nch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ang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Cortar Pelo a Furfrou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e Corazon</text:p>
          </table:table-cell>
          <table:table-cell table:number-columns-repeated="16373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Cortar Pelo a Furfrou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e Estrella</text:p>
          </table:table-cell>
          <table:table-cell table:number-columns-repeated="16373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Cortar Pelo a Furfrou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e Rombo</text:p>
          </table:table-cell>
          <table:table-cell table:number-columns-repeated="16373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Cortar Pelo a Furfrou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e Senorita</text:p>
          </table:table-cell>
          <table:table-cell table:number-columns-repeated="16373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Cortar Pelo a Furfrou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e Dama</text:p>
          </table:table-cell>
          <table:table-cell table:number-columns-repeated="16373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Cortar Pelo a Furfrou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e Caballero</text:p>
          </table:table-cell>
          <table:table-cell table:number-columns-repeated="16373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Cortar Pelo a Furfrou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e Aristocratico</text:p>
          </table:table-cell>
          <table:table-cell table:number-columns-repeated="16373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Cortar Pelo a Furfrou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e Kabuki</text:p>
          </table:table-cell>
          <table:table-cell table:number-columns-repeated="16373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rfrou</text:p>
          </table:table-cell>
          <table:table-cell office:value-type="string" table:style-name="ce1">
            <text:p>Cortar Pelo a Furfrou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te Faraonico</text:p>
          </table:table-cell>
          <table:table-cell table:number-columns-repeated="16373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u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ows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oned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oubla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egisl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ritz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omatis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wirl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urp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Ink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alam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nac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arbarac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krel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gal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unch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awitz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liopt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liolis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yr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yrantr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ma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uro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ylve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Haw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eden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arb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o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ligg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od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Klef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hantu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reven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umpkab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amano Pequeno</text:p>
          </table:table-cell>
          <table:table-cell table:number-columns-repeated="16373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umpkab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amano Grande</text:p>
          </table:table-cell>
          <table:table-cell table:number-columns-repeated="16373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umpkab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amano Extragrande</text:p>
          </table:table-cell>
          <table:table-cell table:number-columns-repeated="16373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Gourge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amano Pequeno</text:p>
          </table:table-cell>
          <table:table-cell table:number-columns-repeated="16373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Gourge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amano Grande</text:p>
          </table:table-cell>
          <table:table-cell table:number-columns-repeated="16373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Gourge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amano Extragrande</text:p>
          </table:table-cell>
          <table:table-cell table:number-columns-repeated="16373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rgmi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alug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ib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ive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erneas</text:p>
          </table:table-cell>
          <table:table-cell office:value-type="string" table:style-name="ce1">
            <text:p>En Su Poke Ball o En el Poke Recre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Relajada</text:p>
          </table:table-cell>
          <table:table-cell table:number-columns-repeated="16373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erneas</text:p>
          </table:table-cell>
          <table:table-cell office:value-type="string" table:style-name="ce1">
            <text:p>Durante El Combate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Activa</text:p>
          </table:table-cell>
          <table:table-cell table:number-columns-repeated="16373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Yvelt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Zygarde</text:p>
          </table:table-cell>
          <table:table-cell office:value-type="string" table:style-name="ce1">
            <text:p>Con Habilidad Agrupamiento y PS a La Mitad o Menos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orma 10 Porciento</text:p>
          </table:table-cell>
          <table:table-cell table:number-columns-repeated="16373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Zygarde</text:p>
          </table:table-cell>
          <table:table-cell office:value-type="string" table:style-name="ce1">
            <text:p>Con Habilidad Agrupamiento y PS a La Mitad o Menos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orma 50 Porciento</text:p>
          </table:table-cell>
          <table:table-cell table:number-columns-repeated="16373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Zygarde</text:p>
          </table:table-cell>
          <table:table-cell office:value-type="string" table:style-name="ce1">
            <text:p>Con Habilidad Agrupamiento y PS a La Mitad o Menos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orma Completa</text:p>
          </table:table-cell>
          <table:table-cell table:number-columns-repeated="16373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Diancie</text:p>
          </table:table-cell>
          <table:table-cell office:value-type="string" table:style-name="ce1">
            <text:p>Con Diancit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ga-Diancie</text:p>
          </table:table-cell>
          <table:table-cell table:number-columns-repeated="16373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o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Forma Contenida</text:p>
          </table:table-cell>
          <table:table-cell table:number-columns-repeated="16373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o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orma Desatada</text:p>
          </table:table-cell>
          <table:table-cell table:number-columns-repeated="16373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Volcan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Row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Dartr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eciduey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orma Hisui</text:p>
          </table:table-cell>
          <table:table-cell table:number-columns-repeated="16373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tt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rac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Incinero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ppl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ion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Primar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Pikipe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rumbe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Toucann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ungo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msho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ubb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Charjabu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ikav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abraw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rabomin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rico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stilo Animado</text:p>
          </table:table-cell>
          <table:table-cell table:number-columns-repeated="16373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rico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stilo Placido</text:p>
          </table:table-cell>
          <table:table-cell table:number-columns-repeated="16373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rico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stilo Apasionado</text:p>
          </table:table-cell>
          <table:table-cell table:number-columns-repeated="16373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rico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stilo Refinado</text:p>
          </table:table-cell>
          <table:table-cell table:number-columns-repeated="16373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utief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Ribomb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kr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ycanro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Diurna</text:p>
          </table:table-cell>
          <table:table-cell table:number-columns-repeated="16373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ycanro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Nocturna</text:p>
          </table:table-cell>
          <table:table-cell table:number-columns-repeated="16373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ycanro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Crepuscular</text:p>
          </table:table-cell>
          <table:table-cell table:number-columns-repeated="16373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shiwashi</text:p>
          </table:table-cell>
          <table:table-cell office:value-type="string" table:style-name="ce1">
            <text:p>Con Nivel 20 y PS Menos Del 25%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Individual</text:p>
          </table:table-cell>
          <table:table-cell table:number-columns-repeated="16373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shiwashi</text:p>
          </table:table-cell>
          <table:table-cell office:value-type="string" table:style-name="ce1">
            <text:p>Con Nivel 20 y PS Mas Del 25%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Banco</text:p>
          </table:table-cell>
          <table:table-cell table:number-columns-repeated="16373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Marean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oxape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dbr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dsd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Dewpi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raquan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mant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rant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orelu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Shiino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aland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alazz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tuff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ew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unswe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een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sare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mf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Orang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sim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Wimp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Golisop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Sandyg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alossa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yukum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digo 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Luch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Lucha</text:p>
          </table:table-cell>
          <table:table-cell table:number-columns-repeated="16373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Volador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Volador</text:p>
          </table:table-cell>
          <table:table-cell table:number-columns-repeated="16373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Vene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Veneno</text:p>
          </table:table-cell>
          <table:table-cell table:number-columns-repeated="16373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Tierr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Tierra</text:p>
          </table:table-cell>
          <table:table-cell table:number-columns-repeated="16373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Roc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Roca</text:p>
          </table:table-cell>
          <table:table-cell table:number-columns-repeated="16373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Bich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Bicho</text:p>
          </table:table-cell>
          <table:table-cell table:number-columns-repeated="16373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Fantasm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Fantasma</text:p>
          </table:table-cell>
          <table:table-cell table:number-columns-repeated="16373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Ace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Acero</text:p>
          </table:table-cell>
          <table:table-cell table:number-columns-repeated="16373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Fueg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Fuego</text:p>
          </table:table-cell>
          <table:table-cell table:number-columns-repeated="16373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Agu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Agua</text:p>
          </table:table-cell>
          <table:table-cell table:number-columns-repeated="16373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Plant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Planta</text:p>
          </table:table-cell>
          <table:table-cell table:number-columns-repeated="16373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Electric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Electrico</text:p>
          </table:table-cell>
          <table:table-cell table:number-columns-repeated="16373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Psiquic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Psiquico</text:p>
          </table:table-cell>
          <table:table-cell table:number-columns-repeated="16373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Hi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Hielo</text:p>
          </table:table-cell>
          <table:table-cell table:number-columns-repeated="16373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Dragon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Dragon</text:p>
          </table:table-cell>
          <table:table-cell table:number-columns-repeated="16373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Siniestr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Siniestro</text:p>
          </table:table-cell>
          <table:table-cell table:number-columns-repeated="16373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vally</text:p>
          </table:table-cell>
          <table:table-cell office:value-type="string" table:style-name="ce1">
            <text:p>Disco Had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po Hada</text:p>
          </table:table-cell>
          <table:table-cell table:number-columns-repeated="16373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Con Habilidad Escudo Limitado y PS Menos a La Mitad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eteorito</text:p>
          </table:table-cell>
          <table:table-cell table:number-columns-repeated="16373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Con Habilidad Escudo Limitado y PS Menos a La Mitad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ucleo Rojo</text:p>
          </table:table-cell>
          <table:table-cell table:number-columns-repeated="16373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Con Habilidad Escudo Limitado y PS Menos a La Mitad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ucleo Naranja</text:p>
          </table:table-cell>
          <table:table-cell table:number-columns-repeated="16373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Con Habilidad Escudo Limitado y PS Menos a La Mitad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ucleo Amarillo</text:p>
          </table:table-cell>
          <table:table-cell table:number-columns-repeated="16373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Con Habilidad Escudo Limitado y PS Menos a La Mitad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ucleo Verde</text:p>
          </table:table-cell>
          <table:table-cell table:number-columns-repeated="16373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Con Habilidad Escudo Limitado y PS Menos a La Mitad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ucleo Azul</text:p>
          </table:table-cell>
          <table:table-cell table:number-columns-repeated="16373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Con Habilidad Escudo Limitado y PS Menos a La Mitad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ucleo Anil</text:p>
          </table:table-cell>
          <table:table-cell table:number-columns-repeated="16373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Minior</text:p>
          </table:table-cell>
          <table:table-cell office:value-type="string" table:style-name="ce1">
            <text:p>Con Habilidad Escudo Limitado y PS Menos a La Mitad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ucleo Violeta</text:p>
          </table:table-cell>
          <table:table-cell table:number-columns-repeated="16373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m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Turtona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ogedema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imikyu</text:p>
          </table:table-cell>
          <table:table-cell office:value-type="string" table:style-name="ce1">
            <text:p>Con Habilidad Disfraz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Forma Descubierta</text:p>
          </table:table-cell>
          <table:table-cell table:number-columns-repeated="16373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Brux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m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helm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ngmo-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Hakamo-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Kommo-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K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Le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Bu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Tapu Fin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smo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smo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olga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Lun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ihil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Buzzwo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herom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urkitr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Celestee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Kart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Guzzlo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crozma</text:p>
          </table:table-cell>
          <table:table-cell office:value-type="string" table:style-name="ce1">
            <text:p>Necrosol + Solgaleo En Equip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Melena Crepuscular</text:p>
          </table:table-cell>
          <table:table-cell table:number-columns-repeated="16373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crozma</text:p>
          </table:table-cell>
          <table:table-cell office:value-type="string" table:style-name="ce1">
            <text:p>Necrosol + Lunala En Equip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las Del Alba</text:p>
          </table:table-cell>
          <table:table-cell table:number-columns-repeated="16373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crozma</text:p>
          </table:table-cell>
          <table:table-cell office:value-type="string" table:style-name="ce1">
            <text:p>Con Ultranecrostal Z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Ultra-Necrozma</text:p>
          </table:table-cell>
          <table:table-cell table:number-columns-repeated="16373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agearna</text:p>
          </table:table-cell>
          <table:table-cell office:value-type="string" table:style-name="ce1">
            <text:p>Completar Pokedex Nacional En Pokemon HOME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Color Vetusto</text:p>
          </table:table-cell>
          <table:table-cell table:number-columns-repeated="16373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Marshado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ipo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aganad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Stakat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lacepha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era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lmetal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ook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wack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illaboom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orbun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bo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inderace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b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izz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eleon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kwov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eed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okid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rvisqu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Corviknight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ipbu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Dott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Orbeetle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ck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iev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ssifle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dego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ol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bwo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ew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Drednaw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am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tu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lyco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ark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oalossal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pp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lapple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ppletun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lico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daconda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Cramorant</text:p>
          </table:table-cell>
          <table:table-cell office:value-type="string" table:style-name="ce1">
            <text:p>Con Habilidad Surf y PS Mas a La Mitad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orma Tragatodo</text:p>
          </table:table-cell>
          <table:table-cell table:number-columns-repeated="16373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Cramorant</text:p>
          </table:table-cell>
          <table:table-cell office:value-type="string" table:style-name="ce1">
            <text:p>Con Habilidad Surf y PS Igual o Menor a La Mitad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orma Engulletodo</text:p>
          </table:table-cell>
          <table:table-cell table:number-columns-repeated="16373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roku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raskew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trici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orma Aguda</text:p>
          </table:table-cell>
          <table:table-cell table:number-columns-repeated="16373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trici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orma Grave</text:p>
          </table:table-cell>
          <table:table-cell table:number-columns-repeated="16373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oxtricity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izzlipe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Centiskorch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obbop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applo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st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Arcaica</text:p>
          </table:table-cell>
          <table:table-cell table:number-columns-repeated="16373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st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Genuina</text:p>
          </table:table-cell>
          <table:table-cell table:number-columns-repeated="16373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teage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Arcaica</text:p>
          </table:table-cell>
          <table:table-cell table:number-columns-repeated="16373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lteage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Genuina</text:p>
          </table:table-cell>
          <table:table-cell table:number-columns-repeated="16373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ten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ttr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Hatterene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Impidim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orgr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rimmsnarl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bstago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rser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rs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rfetch´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Mr. Ri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Runerig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lc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Vainilla (Fresa)</text:p>
          </table:table-cell>
          <table:table-cell table:number-columns-repeated="16373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Vainilla (Corazon)</text:p>
          </table:table-cell>
          <table:table-cell table:number-columns-repeated="16373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Vainilla (Flor)</text:p>
          </table:table-cell>
          <table:table-cell table:number-columns-repeated="16373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Vainilla (Estrella)</text:p>
          </table:table-cell>
          <table:table-cell table:number-columns-repeated="16373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Vainilla (Trebol)</text:p>
          </table:table-cell>
          <table:table-cell table:number-columns-repeated="16373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Vainilla (Fruto)</text:p>
          </table:table-cell>
          <table:table-cell table:number-columns-repeated="16373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Vainilla (Lazo)</text:p>
          </table:table-cell>
          <table:table-cell table:number-columns-repeated="16373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Rosa (Fresa)</text:p>
          </table:table-cell>
          <table:table-cell table:number-columns-repeated="16373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Rosa (Corazon)</text:p>
          </table:table-cell>
          <table:table-cell table:number-columns-repeated="16373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Rosa (Flor)</text:p>
          </table:table-cell>
          <table:table-cell table:number-columns-repeated="16373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Rosa (Estrella)</text:p>
          </table:table-cell>
          <table:table-cell table:number-columns-repeated="16373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Rosa (Trebol)</text:p>
          </table:table-cell>
          <table:table-cell table:number-columns-repeated="16373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Rosa (Fruto)</text:p>
          </table:table-cell>
          <table:table-cell table:number-columns-repeated="16373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Rosa (Lazo)</text:p>
          </table:table-cell>
          <table:table-cell table:number-columns-repeated="16373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Te (Fresa)</text:p>
          </table:table-cell>
          <table:table-cell table:number-columns-repeated="16373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Te (Corazon)</text:p>
          </table:table-cell>
          <table:table-cell table:number-columns-repeated="16373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Te (Flor)</text:p>
          </table:table-cell>
          <table:table-cell table:number-columns-repeated="16373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Te (Estrella)</text:p>
          </table:table-cell>
          <table:table-cell table:number-columns-repeated="16373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Te (Trebol)</text:p>
          </table:table-cell>
          <table:table-cell table:number-columns-repeated="16373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Te (Fruto)</text:p>
          </table:table-cell>
          <table:table-cell table:number-columns-repeated="16373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Te (Lazo)</text:p>
          </table:table-cell>
          <table:table-cell table:number-columns-repeated="16373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Menta (Fresa)</text:p>
          </table:table-cell>
          <table:table-cell table:number-columns-repeated="16373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Menta (Corazon)</text:p>
          </table:table-cell>
          <table:table-cell table:number-columns-repeated="16373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Menta (Flor)</text:p>
          </table:table-cell>
          <table:table-cell table:number-columns-repeated="16373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Menta (Estrella)</text:p>
          </table:table-cell>
          <table:table-cell table:number-columns-repeated="16373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Menta (Trebol)</text:p>
          </table:table-cell>
          <table:table-cell table:number-columns-repeated="16373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Menta (Fruto)</text:p>
          </table:table-cell>
          <table:table-cell table:number-columns-repeated="16373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Menta (Lazo)</text:p>
          </table:table-cell>
          <table:table-cell table:number-columns-repeated="16373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Limon (Fresa)</text:p>
          </table:table-cell>
          <table:table-cell table:number-columns-repeated="16373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Limon (Corazon)</text:p>
          </table:table-cell>
          <table:table-cell table:number-columns-repeated="16373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Limon (Flor)</text:p>
          </table:table-cell>
          <table:table-cell table:number-columns-repeated="16373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Limon (Estrella)</text:p>
          </table:table-cell>
          <table:table-cell table:number-columns-repeated="16373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Limon (Trebol)</text:p>
          </table:table-cell>
          <table:table-cell table:number-columns-repeated="16373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Limon (Fruto)</text:p>
          </table:table-cell>
          <table:table-cell table:number-columns-repeated="16373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De Limon (Lazo)</text:p>
          </table:table-cell>
          <table:table-cell table:number-columns-repeated="16373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Salada (Fresa)</text:p>
          </table:table-cell>
          <table:table-cell table:number-columns-repeated="16373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Salada (Corazon)</text:p>
          </table:table-cell>
          <table:table-cell table:number-columns-repeated="16373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Salada (Flor)</text:p>
          </table:table-cell>
          <table:table-cell table:number-columns-repeated="16373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Salada (Estrella)</text:p>
          </table:table-cell>
          <table:table-cell table:number-columns-repeated="16373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Salada (Trebol)</text:p>
          </table:table-cell>
          <table:table-cell table:number-columns-repeated="16373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Salada (Fruto)</text:p>
          </table:table-cell>
          <table:table-cell table:number-columns-repeated="16373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ma Salada (Lazo)</text:p>
          </table:table-cell>
          <table:table-cell table:number-columns-repeated="16373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Rosa (Fresa)</text:p>
          </table:table-cell>
          <table:table-cell table:number-columns-repeated="16373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Rosa (Corazon)</text:p>
          </table:table-cell>
          <table:table-cell table:number-columns-repeated="16373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Rosa (Flor)</text:p>
          </table:table-cell>
          <table:table-cell table:number-columns-repeated="16373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Rosa (Estrella)</text:p>
          </table:table-cell>
          <table:table-cell table:number-columns-repeated="16373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Rosa (Trebol)</text:p>
          </table:table-cell>
          <table:table-cell table:number-columns-repeated="16373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Rosa (Fruto)</text:p>
          </table:table-cell>
          <table:table-cell table:number-columns-repeated="16373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Rosa (Lazo)</text:p>
          </table:table-cell>
          <table:table-cell table:number-columns-repeated="16373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Caramelo (Fresa)</text:p>
          </table:table-cell>
          <table:table-cell table:number-columns-repeated="16373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Caramelo (Corazon)</text:p>
          </table:table-cell>
          <table:table-cell table:number-columns-repeated="16373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Caramelo (Flor)</text:p>
          </table:table-cell>
          <table:table-cell table:number-columns-repeated="16373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Caramelo (Estrella)</text:p>
          </table:table-cell>
          <table:table-cell table:number-columns-repeated="16373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Caramelo (Trebol)</text:p>
          </table:table-cell>
          <table:table-cell table:number-columns-repeated="16373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Caramelo (Fruto)</text:p>
          </table:table-cell>
          <table:table-cell table:number-columns-repeated="16373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zcla Caramelo (Lazo)</text:p>
          </table:table-cell>
          <table:table-cell table:number-columns-repeated="16373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s Sabores (Fresa)</text:p>
          </table:table-cell>
          <table:table-cell table:number-columns-repeated="16373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s Sabores (Corazon)</text:p>
          </table:table-cell>
          <table:table-cell table:number-columns-repeated="16373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s Sabores (Flor)</text:p>
          </table:table-cell>
          <table:table-cell table:number-columns-repeated="16373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s Sabores (Estrella)</text:p>
          </table:table-cell>
          <table:table-cell table:number-columns-repeated="16373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s Sabores (Trebol)</text:p>
          </table:table-cell>
          <table:table-cell table:number-columns-repeated="16373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s Sabores (Fruto)</text:p>
          </table:table-cell>
          <table:table-cell table:number-columns-repeated="16373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crem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s Sabores (Lazo)</text:p>
          </table:table-cell>
          <table:table-cell table:number-columns-repeated="16373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link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ncurch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Frosmot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onjourn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iscue</text:p>
          </table:table-cell>
          <table:table-cell office:value-type="string" table:style-name="ce1">
            <text:p>Con Habilidad Cara De Hi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a Deshielo</text:p>
          </table:table-cell>
          <table:table-cell table:number-columns-repeated="16373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deed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orpeko</text:p>
          </table:table-cell>
          <table:table-cell office:value-type="string" table:style-name="ce1">
            <text:p>Con Habilidad Mutapetit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orma Saciada</text:p>
          </table:table-cell>
          <table:table-cell table:number-columns-repeated="16373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orpeko</text:p>
          </table:table-cell>
          <table:table-cell office:value-type="string" table:style-name="ce1">
            <text:p>Con Habilidad Mutapetit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orma Voraz</text:p>
          </table:table-cell>
          <table:table-cell table:number-columns-repeated="16373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fa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opperajah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coz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rctoz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racov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rctovi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Duraludon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Gigamax</text:p>
          </table:table-cell>
          <table:table-cell table:number-columns-repeated="16373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eep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kloa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Dragapu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c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Gerrero Avezado</text:p>
          </table:table-cell>
          <table:table-cell table:number-columns-repeated="16373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cian</text:p>
          </table:table-cell>
          <table:table-cell office:value-type="string" table:style-name="ce1">
            <text:p>Con Espada Oxidad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ma Espada Suprema</text:p>
          </table:table-cell>
          <table:table-cell table:number-columns-repeated="16373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maze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rma Gerrero Avezado</text:p>
          </table:table-cell>
          <table:table-cell table:number-columns-repeated="16373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mazenta</text:p>
          </table:table-cell>
          <table:table-cell office:value-type="string" table:style-name="ce1">
            <text:p>Con Escudo Oxidad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orma Escudo Supremo</text:p>
          </table:table-cell>
          <table:table-cell table:number-columns-repeated="16373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Etern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namax Infinito</text:p>
          </table:table-cell>
          <table:table-cell table:number-columns-repeated="16373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bf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hif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Estilo Brusco</text:p>
          </table:table-cell>
          <table:table-cell table:number-columns-repeated="16373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hif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stilo Fluido</text:p>
          </table:table-cell>
          <table:table-cell table:number-columns-repeated="16373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hifu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Estilo Brusco Gigamax</text:p>
          </table:table-cell>
          <table:table-cell table:number-columns-repeated="16373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shifu</text:p>
          </table:table-cell>
          <table:table-cell office:value-type="string" table:style-name="ce1">
            <text:p>Con Maxisop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Estilo Fluido Gigamax</text:p>
          </table:table-cell>
          <table:table-cell table:number-columns-repeated="16373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Zaru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Papa</text:p>
          </table:table-cell>
          <table:table-cell table:number-columns-repeated="16373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ele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gi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str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ectr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alyrex</text:p>
          </table:table-cell>
          <table:table-cell office:value-type="string" table:style-name="ce1">
            <text:p>Riendas Union + Glastrier En Equip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Jinete Glacial</text:p>
          </table:table-cell>
          <table:table-cell table:number-columns-repeated="16373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Calyrex</text:p>
          </table:table-cell>
          <table:table-cell office:value-type="string" table:style-name="ce1">
            <text:p>Riendas Union + Spectrier En Equip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Jinete Espectral</text:p>
          </table:table-cell>
          <table:table-cell table:number-columns-repeated="16373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Wyrde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Kleav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rsa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asculeg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neas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Overqwi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namorus</text:p>
          </table:table-cell>
          <table:table-cell office:value-type="string" table:style-name="ce1">
            <text:p>Usar Espejo Veraz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Avatar</text:p>
          </table:table-cell>
          <table:table-cell table:number-columns-repeated="16373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namorus</text:p>
          </table:table-cell>
          <table:table-cell office:value-type="string" table:style-name="ce1">
            <text:p>Usar Espejo Veraz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orma Totem</text:p>
          </table:table-cell>
          <table:table-cell table:number-columns-repeated="16373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rigat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rag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Meowscar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co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o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Skeledir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ax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axw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Quaquav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ho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inkolog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udunspar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rount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pidop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ym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Lok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l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Rabs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eav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undst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itt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ath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Farigira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glet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ugt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ndo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Velu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niz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laf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moli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lli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rboli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psa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covill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dbul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libol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Var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Revavroo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rthwor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dema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ush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etod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etit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Frigib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rctiba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Baxcalib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Tatsugi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ycliz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wm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aw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Pawm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Wattr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Kilowattr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Bombird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Squawkabil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lam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law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cl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clsta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rganac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Glimm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Glimm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roo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rafai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doug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chsb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schi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bossti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ramb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Bramblegha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mmigho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Gholde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Colmi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rios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elar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Colagr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Melenalet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ch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Repta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Bramal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Ferrod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Ferropol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erropalm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Volador</text:p>
          </table:table-cell>
          <table:table-cell office:value-type="string" table:style-name="ce1">
            <text:p>Ferrocue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Ferropú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Ferrosa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erropaladí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Ting-L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hien-P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Wo-Chi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Chi-Y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Korai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ectrico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Mirai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nkat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nkatuf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ada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Tinka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cad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Armarou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Psiquico</text:p>
          </table:table-cell>
          <table:table-cell office:value-type="string" table:style-name="ce1">
            <text:p>Ceruled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oedsco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Planta</text:p>
          </table:table-cell>
          <table:table-cell office:value-type="string" table:style-name="ce1">
            <text:p>Toedscr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Acero</text:p>
          </table:table-cell>
          <table:table-cell office:value-type="string" table:style-name="ce1">
            <text:p>Kingambi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Tierra</text:p>
          </table:table-cell>
          <table:table-cell office:value-type="string" table:style-name="ce1">
            <text:p>Clods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cha</text:p>
          </table:table-cell>
          <table:table-cell office:value-type="string" table:style-name="ce1">
            <text:p>Fantasma</text:p>
          </table:table-cell>
          <table:table-cell office:value-type="string" table:style-name="ce1">
            <text:p>Annihila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number-rows-repeated="10473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David CM</meta:initial-creator>
    <dc:creator>David CM</dc:creator>
    <meta:creation-date>2023-01-14T16:14:33Z</meta:creation-date>
    <dc:date>2023-01-14T16:15:33Z</dc:date>
  </office:meta>
</office:document-meta>
</file>